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34f7d" officeooo:paragraph-rsid="00034f7d"/>
    </style:style>
    <style:style style:name="P2" style:family="paragraph" style:parent-style-name="Text_20_body">
      <style:text-properties style:font-name="Proxima Nova" fo:font-size="28pt" officeooo:paragraph-rsid="0003efe1" style:font-size-asian="28pt" style:font-size-complex="28pt"/>
    </style:style>
    <style:style style:name="P3" style:family="paragraph" style:parent-style-name="Text_20_body">
      <style:paragraph-properties fo:text-align="start" style:justify-single-word="false"/>
      <style:text-properties style:font-name="Proxima Nova" fo:font-size="28pt" officeooo:paragraph-rsid="0003efe1" style:font-size-asian="28pt" style:font-size-complex="28pt"/>
    </style:style>
    <style:style style:name="P4" style:family="paragraph" style:parent-style-name="Text_20_body">
      <style:paragraph-properties fo:text-align="center" style:justify-single-word="false"/>
      <style:text-properties style:font-name="Proxima Nova" fo:font-size="28pt" fo:font-weight="bold" officeooo:paragraph-rsid="0003efe1" style:font-size-asian="28pt" style:font-weight-asian="bold" style:font-size-complex="28pt" style:font-weight-complex="bold"/>
    </style:style>
    <style:style style:name="T1" style:family="text">
      <style:text-properties officeooo:rsid="0003ef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<text:span text:style-name="T1">er</text:span> README Tab in</text:p>
      <text:p text:style-name="P4">Ausbildungsplan_tab.odt</text:p>
      <text:p text:style-name="P3">besc<text:span text:style-name="T1">h</text:span>reibt das Vorgehen zum erstellen von Kar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0T08:21:47.881417988</dc:date>
    <meta:editing-duration>PT9M2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12" meta:character-count="89" meta:non-whitespace-character-count="80"/>
  </office:meta>
</office:document-meta>
</file>